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font-style="italic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text-properties fo:font-weight="bold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/>Leo Botelho</text:h>
      <text:list text:style-name="L1">
        <text:list-item>
          <text:p text:style-name="P1"><text:span text:style-name="T1">Contact</text:span> : (+41) 78 302 50 85 | La Tour-de-Peilz, Suisse | leobtlh@hotmail.com</text:p>
        </text:list-item>
      </text:list>
      <text:p text:style-name="Horizontal_20_Line"/>
      <text:h text:style-name="Heading_20_3" text:outline-level="3"><text:s/>Profil</text:h>
      <text:p text:style-name="Text_20_body">Actuellement en transition académique vers les <text:span text:style-name="T1">Mathématiques</text:span>, je suis passionné par la <text:span text:style-name="T1">finance décentralisée (DeFi)</text:span>. Mon objectif est de m'engager pleinement dans ce domaine émergent, en mettant à profit ma formation analytique pour l'<text:span text:style-name="T1">élaboration et l'exécution de stratégies on-chain</text:span>, la <text:span text:style-name="T1">recherche de solutions</text:span> et la <text:span text:style-name="T1">conception de protocoles</text:span> (structure économique et fonctionnement).</text:p>
      <text:p text:style-name="Text_20_body">Je recherche un rôle à temps partiel (environ 60%) au sein d'une entreprise active dans l'espace DeFi, un environnement qui pourra soutenir mon développement technique et pratique.</text:p>
      <text:p text:style-name="Horizontal_20_Line"/>
      <text:h text:style-name="Heading_20_3" text:outline-level="3"><text:s/>Expérience Professionnelle</text:h>
      <text:h text:style-name="Heading_20_4" text:outline-level="4">Altux SA</text:h>
      <text:p text:style-name="Text_20_body"><text:span text:style-name="T1">Développeur Python et Web</text:span> | 2023 - Actuellement, Lutry</text:p>
      <text:list text:style-name="L2">
        <text:list-item>
          <text:p text:style-name="P2">Vaste expérience en informatique, notamment en développement Python pour l'automatisation et les outils internes.</text:p>
        </text:list-item>
        <text:list-item>
          <text:p text:style-name="P2">A contribué à la maintenance de serveurs, à la configuration de pare-feu, et a effectué des tests d'intrusion de base.</text:p>
        </text:list-item>
        <text:list-item>
          <text:p text:style-name="P2">A travaillé avec des technologies telles qu'Ansible et divers frameworks web.</text:p>
        </text:list-item>
      </text:list>
      <text:p text:style-name="P3">(Autres expériences professionnelles : Passe-Passe, Municipalité de La Tour-de-Peilz, Les Jardins du Closy)</text:p>
      <text:p text:style-name="Horizontal_20_Line"/>
      <text:h text:style-name="Heading_20_3" text:outline-level="3"><text:s/>Formation Académique</text:h>
      <text:h text:style-name="Heading_20_4" text:outline-level="4">Bachelor en Mathématiques (UniDistance)</text:h>
      <text:p text:style-name="Text_20_body"><text:span text:style-name="T1">UniDistance</text:span> | Février 2026 - En cours, à distance</text:p>
      <text:list text:style-name="L3">
        <text:list-item>
          <text:p text:style-name="P4">Réorientation suite à une expérience en informatique. Ce programme vise à consolider les compétences analytiques et quantitatives essentielles à la conception de stratégies financières on-chain.</text:p>
        </text:list-item>
      </text:list>
      <text:h text:style-name="Heading_20_4" text:outline-level="4">Formation en Informatique</text:h>
      <text:p text:style-name="Text_20_body"><text:span text:style-name="T1">HEIG-VD</text:span> | 2024 - Janvier 2026, Yverdon-les-bains, Suisse</text:p>
      <text:list text:style-name="L4">
        <text:list-item>
          <text:p text:style-name="P5">Cours couvrant la programmation en C, C++, et Python, les structures de données et algorithmes (DSA), les mathématiques, et les réseaux informatiques.</text:p>
        </text:list-item>
      </text:list>
      <text:p text:style-name="P6">Intention de suivre :</text:p>
      <text:list text:style-name="L5">
        <text:list-item>
          <text:p text:style-name="P7"><text:soft-page-break/><text:span text:style-name="T1">Cours de Master :</text:span> <text:span text:style-name="T2">Financial applications of blockchains and distributed ledgers</text:span> (EPFL)</text:p>
        </text:list-item>
      </text:list>
      <text:h text:style-name="Heading_20_4" text:outline-level="4">Piscine</text:h>
      <text:p text:style-name="Text_20_body"><text:span text:style-name="T1">School 42</text:span> | Juin 2023 - Juillet 2023, Lausanne, Suisse</text:p>
      <text:list text:style-name="L6">
        <text:list-item>
          <text:p text:style-name="P8">Programme de codage pair-à-pair axé sur l'apprentissage par projet et la collaboration.</text:p>
        </text:list-item>
      </text:list>
      <text:h text:style-name="Heading_20_4" text:outline-level="4">Maturité Suisse</text:h>
      <text:p text:style-name="Text_20_body"><text:span text:style-name="T1">Gymnase de Burier</text:span> | 2018-2022, La Tour-de-Peilz, Suisse</text:p>
      <text:list text:style-name="L7">
        <text:list-item>
          <text:p text:style-name="P9">Diplôme de Maturité Suisse avec une spécialisation en Physique et une option en informatique.</text:p>
        </text:list-item>
      </text:list>
      <text:p text:style-name="Horizontal_20_Line"/>
      <text:h text:style-name="Heading_20_3" text:outline-level="3"><text:s/>Formations Spécifiques</text:h>
      <text:h text:style-name="Heading_20_4" text:outline-level="4">Formation Finance Décentralisée</text:h>
      <text:p text:style-name="Text_20_body"><text:span text:style-name="T1">Alyra</text:span> | <text:span text:style-name="T1">20 septembre 2025 - 23 décembre 2025</text:span>, en ligne</text:p>
      <text:list text:style-name="L8">
        <text:list-item>
          <text:p text:style-name="P10">Maîtrise de la <text:span text:style-name="T1">méthode Agile</text:span> pour la gestion de projet.</text:p>
        </text:list-item>
        <text:list-item>
          <text:p text:style-name="P10"><text:span text:style-name="T1">Conception et réalisation d'un projet DeFi</text:span> concret.</text:p>
        </text:list-item>
        <text:list-item>
          <text:p text:style-name="P10">Étude approfondie de l'<text:span text:style-name="T1">histoire de la DeFi</text:span> et des <text:span text:style-name="T1">principes de fonctionnement derrière chaque solution</text:span> (technique, économique, et cas d'usage).</text:p>
        </text:list-item>
        <text:list-item>
          <text:p text:style-name="P10"><text:span text:style-name="T1">Apprentissage pratique</text:span> de l'utilisation des solutions de finance décentralisée.</text:p>
        </text:list-item>
      </text:list>
      <text:h text:style-name="Heading_20_4" text:outline-level="4">Learn JavaScript | Ethereum Fundamentals</text:h>
      <text:p text:style-name="Text_20_body"><text:span text:style-name="T1">Alchemy University</text:span> | 2025 - Actuellement, en ligne</text:p>
      <text:list text:style-name="L9">
        <text:list-item>
          <text:p text:style-name="P11">Formation en ligne axée sur le développement Web3, couvrant les fondamentaux d'Ethereum et les outils modernes pour le déploiement de smart contracts (Solidity, Hardhat, ethers.js).</text:p>
        </text:list-item>
      </text:list>
      <text:p text:style-name="Standard"/>
      <text:p text:style-name="Standard">LANGUAGES</text:p>
      <text:p text:style-name="Standard"/>
      <text:p text:style-name="Standard">French :</text:p>
      <text:p text:style-name="Standard"><text:s/>Native language</text:p>
      <text:p text:style-name="Standard">Portuguese :</text:p>
      <text:p text:style-name="Standard"><text:s/>Conversational</text:p>
      <text:p text:style-name="Standard">English :</text:p>
      <text:p text:style-name="Standard"><text:s/>B2</text:p>
      <text:p text:style-name="Standard">German :</text:p>
      <text:p text:style-name="Standard"><text:s/>B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08:32:32.610320348</meta:creation-date>
    <dc:date>2025-11-26T08:36:38.592197210</dc:date>
    <meta:editing-duration>PT2M38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46" meta:word-count="430" meta:character-count="2920" meta:non-whitespace-character-count="2541"/>
  </office:meta>
</office:document-meta>
</file>